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ld Computer Manual Monospaced" svg:font-family="'Old Computer Manual Monospaced'" style:font-pitch="fixed"/>
    <style:font-face style:name="Crimson Text" svg:font-family="'Crimson Text'" style:font-pitch="variable"/>
    <style:font-face style:name="Foulis Greek" svg:font-family="'Foulis Greek'" style:font-pitch="variable"/>
    <style:font-face style:name="Neo Euler" svg:font-family="'Neo Euler'" style:font-pitch="variable"/>
    <style:font-face style:name="Theano Old Style" svg:font-family="'Theano Old Sty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eo Euler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style:font-name="Neo Euler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style:font-name="Neo Euler" fo:language="zxx" fo:country="none" fo:font-weight="normal" officeooo:rsid="000531e9" officeooo:paragraph-rsid="000531e9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style:font-name="Neo Euler" fo:language="zxx" fo:country="none" fo:font-weight="normal" officeooo:rsid="0027ea7c" officeooo:paragraph-rsid="0027ea7c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style:font-name="Neo Euler" fo:language="zxx" fo:country="none" fo:font-weight="normal" officeooo:rsid="00010e0a" officeooo:paragraph-rsid="00010e0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style:font-name="Neo Euler" fo:language="zxx" fo:country="none" fo:font-weight="normal" officeooo:rsid="001a2677" officeooo:paragraph-rsid="001a2677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font-name="Neo Euler" fo:language="zxx" fo:country="none" fo:font-weight="normal" officeooo:rsid="000768f6" officeooo:paragraph-rsid="000768f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style:font-name="Neo Euler" fo:language="zxx" fo:country="none" fo:font-style="normal" style:text-underline-style="none" fo:font-weight="normal" officeooo:rsid="001a2677" officeooo:paragraph-rsid="001a26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" style:family="paragraph" style:parent-style-name="Standard">
      <style:text-properties style:font-name="Foulis Greek" fo:font-size="14pt" fo:language="zxx" fo:country="none" fo:font-weight="normal" officeooo:rsid="00010e0a" officeooo:paragraph-rsid="00010e0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text-properties style:font-name="Old Computer Manual Monospaced" fo:language="zxx" fo:country="none" fo:font-weight="normal" officeooo:rsid="00010e0a" officeooo:paragraph-rsid="00010e0a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style:font-name="Old Computer Manual Monospaced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style:font-name="Old Computer Manual Monospaced" fo:language="zxx" fo:country="none" fo:font-weight="normal" officeooo:rsid="00110c1e" officeooo:paragraph-rsid="00110c1e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style:font-name="Theano Old Style" fo:language="zxx" fo:country="none" fo:font-weight="normal" officeooo:rsid="000531e9" officeooo:paragraph-rsid="0011d501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style:font-name="Theano Old Style" fo:language="zxx" fo:country="none" fo:font-weight="normal" officeooo:rsid="0011d501" officeooo:paragraph-rsid="0011d501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style:font-name="Theano Old Style" fo:language="zxx" fo:country="none" fo:font-weight="normal" officeooo:rsid="0013c18e" officeooo:paragraph-rsid="0013c18e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L1">
      <style:text-properties style:font-name="Old Computer Manual Monospaced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 style:list-style-name="L1">
      <style:text-properties style:font-name="Old Computer Manual Monospaced" fo:language="zxx" fo:country="none" fo:font-weight="normal" officeooo:rsid="000781e2" officeooo:paragraph-rsid="000781e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L1">
      <style:text-properties style:font-name="Old Computer Manual Monospaced" fo:language="zxx" fo:country="none" fo:font-weight="normal" officeooo:rsid="00093bed" officeooo:paragraph-rsid="0008f09b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1">
      <style:text-properties style:font-name="Old Computer Manual Monospaced" fo:language="zxx" fo:country="none" fo:font-weight="normal" officeooo:rsid="00093bed" officeooo:paragraph-rsid="00093be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 style:list-style-name="L1">
      <style:text-properties style:font-name="Old Computer Manual Monospaced" fo:language="zxx" fo:country="none" fo:font-weight="normal" officeooo:rsid="0008f09b" officeooo:paragraph-rsid="0008f09b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 style:list-style-name="L1">
      <style:text-properties style:font-name="Old Computer Manual Monospaced" fo:language="zxx" fo:country="none" fo:font-weight="normal" officeooo:rsid="000b3676" officeooo:paragraph-rsid="000b3676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 style:list-style-name="L1">
      <style:text-properties style:font-name="Old Computer Manual Monospaced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 style:list-style-name="L1">
      <style:text-properties style:font-name="Old Computer Manual Monospaced" fo:language="zxx" fo:country="none" fo:font-weight="normal" officeooo:rsid="000c9dc2" officeooo:paragraph-rsid="000c9dc2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 style:list-style-name="L1">
      <style:text-properties style:font-name="Old Computer Manual Monospaced" fo:language="zxx" fo:country="none" fo:font-weight="normal" officeooo:rsid="000d186b" officeooo:paragraph-rsid="000d186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1">
      <style:text-properties style:font-name="Old Computer Manual Monospaced" fo:language="zxx" fo:country="none" fo:font-weight="normal" officeooo:rsid="000f8093" officeooo:paragraph-rsid="000f8093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1">
      <style:text-properties style:font-name="Old Computer Manual Monospaced" fo:language="zxx" fo:country="none" fo:font-weight="normal" officeooo:rsid="000f942f" officeooo:paragraph-rsid="000f942f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1">
      <style:text-properties style:font-name="Old Computer Manual Monospaced" fo:language="zxx" fo:country="none" fo:font-weight="normal" officeooo:rsid="00110c1e" officeooo:paragraph-rsid="00110c1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text-properties style:font-name="Old Computer Manual Monospaced" fo:language="zxx" fo:country="none" fo:font-weight="normal" officeooo:rsid="000531e9" officeooo:paragraph-rsid="000531e9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2">
      <style:text-properties style:font-name="Theano Old Style" fo:language="zxx" fo:country="none" fo:font-weight="normal" officeooo:rsid="0011d501" officeooo:paragraph-rsid="0011d501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2">
      <style:text-properties style:font-name="Theano Old Style" fo:language="zxx" fo:country="none" fo:font-weight="normal" officeooo:rsid="0011d501" officeooo:paragraph-rsid="0036e611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2">
      <style:text-properties style:font-name="Theano Old Style" fo:language="zxx" fo:country="none" fo:font-weight="normal" officeooo:rsid="0013c18e" officeooo:paragraph-rsid="0013c18e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 style:list-style-name="L2">
      <style:text-properties style:font-name="Crimson Text" fo:language="zxx" fo:country="none" fo:font-weight="normal" officeooo:rsid="0013c18e" officeooo:paragraph-rsid="0013c18e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3">
      <style:text-properties style:font-name="Neo Euler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3">
      <style:text-properties style:font-name="Neo Euler" fo:language="zxx" fo:country="none" fo:font-weight="normal" officeooo:rsid="000406b9" officeooo:paragraph-rsid="000406b9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3">
      <style:text-properties style:font-name="Neo Euler" fo:language="zxx" fo:country="none" fo:font-weight="normal" officeooo:rsid="00044d95" officeooo:paragraph-rsid="00044d95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3">
      <style:text-properties style:font-name="Neo Euler" fo:language="zxx" fo:country="none" fo:font-weight="normal" officeooo:rsid="00078a7a" officeooo:paragraph-rsid="00078a7a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3">
      <style:text-properties style:font-name="Neo Euler" fo:language="zxx" fo:country="none" fo:font-weight="normal" officeooo:rsid="000f942f" officeooo:paragraph-rsid="000f942f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3">
      <style:text-properties style:font-name="Neo Euler" fo:language="zxx" fo:country="none" fo:font-weight="normal" officeooo:rsid="00150e0f" officeooo:paragraph-rsid="00150e0f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4">
      <style:text-properties style:font-name="Neo Euler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 style:list-style-name="L5">
      <style:text-properties style:font-name="Neo Euler" fo:language="zxx" fo:country="none" fo:font-weight="normal" officeooo:rsid="0022afaa" officeooo:paragraph-rsid="0022afaa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 style:list-style-name="L5">
      <style:text-properties style:font-name="Neo Euler" fo:language="zxx" fo:country="none" fo:font-weight="normal" officeooo:rsid="001b5dec" officeooo:paragraph-rsid="001b5dec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 style:list-style-name="L5">
      <style:text-properties style:font-name="Neo Euler" fo:language="zxx" fo:country="none" fo:font-weight="normal" officeooo:rsid="001b5dec" officeooo:paragraph-rsid="0022afaa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 style:list-style-name="L5">
      <style:text-properties style:font-name="Neo Euler" fo:language="zxx" fo:country="none" fo:font-weight="normal" officeooo:rsid="00251c30" officeooo:paragraph-rsid="00251c30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 style:list-style-name="L5">
      <style:text-properties style:font-name="Neo Euler" fo:language="zxx" fo:country="none" fo:font-weight="normal" officeooo:rsid="00260e24" officeooo:paragraph-rsid="00260e24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 style:list-style-name="L5">
      <style:text-properties style:font-name="Neo Euler" fo:language="zxx" fo:country="none" fo:font-weight="normal" officeooo:rsid="00309778" officeooo:paragraph-rsid="00309778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 style:list-style-name="L5">
      <style:text-properties style:font-name="Neo Euler" fo:language="zxx" fo:country="none" fo:font-weight="normal" officeooo:rsid="001d8c5e" officeooo:paragraph-rsid="001d8c5e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 style:list-style-name="L5">
      <style:text-properties style:font-name="Neo Euler" fo:language="zxx" fo:country="none" fo:font-weight="normal" officeooo:rsid="001c8d82" officeooo:paragraph-rsid="001c8d82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L5">
      <style:text-properties style:font-name="Neo Euler" fo:language="zxx" fo:country="none" fo:font-weight="normal" officeooo:rsid="001f8870" officeooo:paragraph-rsid="001f8870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 style:list-style-name="L5">
      <style:text-properties style:font-name="Neo Euler" fo:language="zxx" fo:country="none" fo:font-weight="normal" officeooo:rsid="0027ac63" officeooo:paragraph-rsid="0027ac63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 style:list-style-name="L5">
      <style:text-properties style:font-name="Neo Euler" fo:language="zxx" fo:country="none" fo:font-weight="normal" officeooo:rsid="0027ea7c" officeooo:paragraph-rsid="0027ea7c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 style:list-style-name="L5">
      <style:text-properties style:font-name="Neo Euler" fo:language="zxx" fo:country="none" fo:font-weight="normal" officeooo:rsid="00372421" officeooo:paragraph-rsid="00372421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text-properties style:font-name="Neo Euler" fo:language="zxx" fo:country="none" fo:font-weight="normal" officeooo:rsid="0017889e" officeooo:paragraph-rsid="003bd52c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text-properties style:font-name="Neo Euler" fo:language="zxx" fo:country="none" fo:font-weight="normal" officeooo:rsid="00010e0a" officeooo:paragraph-rsid="00010e0a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text-properties style:font-name="Neo Euler" fo:language="zxx" fo:country="none" fo:font-weight="normal" officeooo:rsid="003c4431" officeooo:paragraph-rsid="003c4431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text-properties style:font-name="Neo Euler" fo:language="zxx" fo:country="none" fo:font-weight="normal" officeooo:rsid="003f3216" officeooo:paragraph-rsid="003f3216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7a36e" officeooo:paragraph-rsid="003bd5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7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862e0" officeooo:paragraph-rsid="003bd5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8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986ba" officeooo:paragraph-rsid="003bd5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9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9ca15" officeooo:paragraph-rsid="003bd5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0" style:family="paragraph" style:parent-style-name="Standard">
      <style:text-properties style:font-name="Neo Euler" fo:language="zxx" fo:country="none" fo:font-style="normal" style:text-underline-style="none" fo:font-weight="normal" officeooo:rsid="0019ca15" officeooo:paragraph-rsid="0019ca1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Neo Euler" fo:language="zxx" fo:country="none" fo:font-style="normal" style:text-underline-style="none" fo:font-weight="normal" officeooo:rsid="0035de34" officeooo:paragraph-rsid="0035de3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2" style:family="paragraph" style:parent-style-name="Standard">
      <style:text-properties style:font-name="Neo Euler" fo:language="zxx" fo:country="none" fo:font-style="normal" style:text-underline-style="none" fo:font-weight="normal" officeooo:rsid="003633c4" officeooo:paragraph-rsid="003633c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3" style:family="paragraph" style:parent-style-name="Standard" style:list-style-name="L7">
      <style:text-properties style:font-name="Neo Euler" fo:language="zxx" fo:country="none" fo:font-style="normal" style:text-underline-style="none" fo:font-weight="normal" officeooo:rsid="003633c4" officeooo:paragraph-rsid="003633c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4" style:family="paragraph" style:parent-style-name="Standard" style:list-style-name="L7">
      <style:text-properties style:font-name="Neo Euler" fo:language="zxx" fo:country="none" fo:font-style="normal" style:text-underline-style="none" fo:font-weight="normal" officeooo:rsid="00365a0e" officeooo:paragraph-rsid="00365a0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5" style:family="paragraph" style:parent-style-name="Standard">
      <style:text-properties style:font-name="Neo Euler" fo:language="zxx" fo:country="none" fo:font-style="normal" style:text-underline-style="none" fo:font-weight="normal" officeooo:rsid="001a2677" officeooo:paragraph-rsid="001a26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6" style:family="paragraph" style:parent-style-name="Standard">
      <style:text-properties style:font-name="Neo Euler" fo:language="zxx" fo:country="none" fo:font-style="normal" style:text-underline-style="none" fo:font-weight="normal" officeooo:rsid="00381810" officeooo:paragraph-rsid="0038181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7" style:family="paragraph" style:parent-style-name="Standard">
      <style:text-properties style:font-name="Neo Euler" fo:language="zxx" fo:country="none" fo:font-style="normal" style:text-underline-style="none" fo:font-weight="normal" officeooo:rsid="003a72f3" officeooo:paragraph-rsid="003a72f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8" style:family="paragraph" style:parent-style-name="Standard">
      <style:text-properties style:font-name="Neo Euler" fo:language="zxx" fo:country="none" fo:font-style="normal" style:text-underline-style="none" fo:font-weight="bold" officeooo:rsid="00365a0e" officeooo:paragraph-rsid="00365a0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9" style:family="paragraph" style:parent-style-name="Standard" style:list-style-name="L8">
      <style:text-properties style:font-name="Neo Euler" fo:language="zxx" fo:country="none" fo:font-style="normal" style:text-underline-style="none" fo:font-weight="bold" officeooo:rsid="0036b8f3" officeooo:paragraph-rsid="0036b8f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0" style:family="paragraph" style:parent-style-name="Standard">
      <style:text-properties style:font-name="Neo Euler" fo:language="zxx" fo:country="none" fo:font-style="normal" style:text-underline-style="none" fo:font-weight="bold" officeooo:rsid="0036b8f3" officeooo:paragraph-rsid="0036b8f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1" style:family="paragraph" style:parent-style-name="Standard">
      <style:text-properties style:font-name="Neo Euler" fo:language="zxx" fo:country="none" fo:font-style="normal" style:text-underline-style="none" fo:font-weight="bold" officeooo:rsid="0035de34" officeooo:paragraph-rsid="0035de3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2" style:family="paragraph" style:parent-style-name="Standard">
      <style:text-properties style:font-name="Neo Euler" fo:language="zxx" fo:country="none" fo:font-style="normal" style:text-underline-style="none" fo:font-weight="bold" officeooo:rsid="003bd52c" officeooo:paragraph-rsid="003bd52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3" style:family="paragraph" style:parent-style-name="Standard">
      <style:text-properties style:font-name="Neo Euler" fo:language="zxx" fo:country="none" fo:font-style="normal" style:text-underline-style="none" fo:font-weight="bold" officeooo:rsid="00381810" officeooo:paragraph-rsid="0038181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officeooo:rsid="0002004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e0f"/>
    </style:style>
    <style:style style:name="T4" style:family="text">
      <style:text-properties style:text-underline-style="none" officeooo:rsid="0016ae01"/>
    </style:style>
    <style:style style:name="T5" style:family="text">
      <style:text-properties officeooo:rsid="0003436f"/>
    </style:style>
    <style:style style:name="T6" style:family="text">
      <style:text-properties officeooo:rsid="000531e9"/>
    </style:style>
    <style:style style:name="T7" style:family="text">
      <style:text-properties officeooo:rsid="0008f09b"/>
    </style:style>
    <style:style style:name="T8" style:family="text">
      <style:text-properties officeooo:rsid="00093bed"/>
    </style:style>
    <style:style style:name="T9" style:family="text">
      <style:text-properties officeooo:rsid="000c9dc2"/>
    </style:style>
    <style:style style:name="T10" style:family="text">
      <style:text-properties officeooo:rsid="000d186b"/>
    </style:style>
    <style:style style:name="T11" style:family="text">
      <style:text-properties officeooo:rsid="000e1c97"/>
    </style:style>
    <style:style style:name="T12" style:family="text">
      <style:text-properties officeooo:rsid="000e47a3"/>
    </style:style>
    <style:style style:name="T13" style:family="text">
      <style:text-properties officeooo:rsid="000f8093"/>
    </style:style>
    <style:style style:name="T14" style:family="text">
      <style:text-properties officeooo:rsid="000f942f"/>
    </style:style>
    <style:style style:name="T15" style:family="text">
      <style:text-properties officeooo:rsid="0011d501"/>
    </style:style>
    <style:style style:name="T16" style:family="text">
      <style:text-properties officeooo:rsid="0013c18e"/>
    </style:style>
    <style:style style:name="T17" style:family="text">
      <style:text-properties officeooo:rsid="00150e0f"/>
    </style:style>
    <style:style style:name="T18" style:family="text">
      <style:text-properties officeooo:rsid="0016ae01"/>
    </style:style>
    <style:style style:name="T19" style:family="text">
      <style:text-properties officeooo:rsid="0017a36e"/>
    </style:style>
    <style:style style:name="T20" style:family="text">
      <style:text-properties officeooo:rsid="001986ba"/>
    </style:style>
    <style:style style:name="T21" style:family="text">
      <style:text-properties officeooo:rsid="001b5dec"/>
    </style:style>
    <style:style style:name="T22" style:family="text">
      <style:text-properties officeooo:rsid="001c8d82"/>
    </style:style>
    <style:style style:name="T23" style:family="text">
      <style:text-properties officeooo:rsid="001f8870"/>
    </style:style>
    <style:style style:name="T24" style:family="text">
      <style:text-properties officeooo:rsid="0021f1f5"/>
    </style:style>
    <style:style style:name="T25" style:family="text">
      <style:text-properties officeooo:rsid="0024abde"/>
    </style:style>
    <style:style style:name="T26" style:family="text">
      <style:text-properties officeooo:rsid="0024f619"/>
    </style:style>
    <style:style style:name="T27" style:family="text">
      <style:text-properties officeooo:rsid="00260e24"/>
    </style:style>
    <style:style style:name="T28" style:family="text">
      <style:text-properties officeooo:rsid="0027ac63"/>
    </style:style>
    <style:style style:name="T29" style:family="text">
      <style:text-properties officeooo:rsid="00291ed0"/>
    </style:style>
    <style:style style:name="T30" style:family="text">
      <style:text-properties officeooo:rsid="002cbc71"/>
    </style:style>
    <style:style style:name="T31" style:family="text">
      <style:text-properties officeooo:rsid="00309778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65a0e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36b8f3"/>
    </style:style>
    <style:style style:name="T36" style:family="text">
      <style:text-properties officeooo:rsid="00375bc8"/>
    </style:style>
    <style:style style:name="T37" style:family="text">
      <style:text-properties officeooo:rsid="00381810"/>
    </style:style>
    <style:style style:name="T38" style:family="text">
      <style:text-properties officeooo:rsid="0038dbfe"/>
    </style:style>
    <style:style style:name="T39" style:family="text">
      <style:text-properties officeooo:rsid="003a72f3"/>
    </style:style>
    <style:style style:name="T40" style:family="text">
      <style:text-properties officeooo:rsid="003bd52c"/>
    </style:style>
    <style:style style:name="T41" style:family="text">
      <style:text-properties officeooo:rsid="003c4431"/>
    </style:style>
    <style:style style:name="T42" style:family="text">
      <style:text-properties officeooo:rsid="003db6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dio battle system definition.</text:p>
      <text:p text:style-name="P5"/>
      <text:p text:style-name="P5">1. <text:span text:style-name="T1">History.</text:span></text:p>
      <text:p text:style-name="P9">You get a radio machine at the start of the game.</text:p>
      <text:p text:style-name="P9">You can’t use the radio machine without an antenna.</text:p>
      <text:p text:style-name="P9">You find an antenna, "broken antenna". <text:span text:style-name="T1">Kinda sucks but is usable.</text:span></text:p>
      <text:p text:style-name="P9"/>
      <text:p text:style-name="P9">You find your first <text:span text:style-name="T1">CASSETTE</text:span>: 'partial reconstruct', heals 25% HP.</text:p>
      <text:p text:style-name="P5"/>
      <text:p text:style-name="P10"/>
      <text:p text:style-name="P11">SIGNAL</text:p>
      <text:p text:style-name="P11">1.1. What: A signal is the "magic" of this game.</text:p>
      <text:p text:style-name="P11">1.2. Types:</text:p>
      <text:list xml:id="list4063901971397183177" text:style-name="L1">
        <text:list-item>
          <text:p text:style-name="P16">No signal: Can't use magic.</text:p>
        </text:list-item>
        <text:list-item>
          <text:p text:style-name="P16">Clean signal: Support magic.</text:p>
          <text:list>
            <text:list-item>
              <text:p text:style-name="P17"><text:span text:style-name="T7">R</text:span>econstruct: Hea<text:span text:style-name="T32">ls 25</text:span>% HP <text:span text:style-name="T10">to one ally.</text:span></text:p>
            </text:list-item>
            <text:list-item>
              <text:p text:style-name="P17">Diffuminate: Static interference <text:span text:style-name="T10">to one ally.</text:span></text:p>
            </text:list-item>
          </text:list>
        </text:list-item>
        <text:list-item>
          <text:p text:style-name="P16">Spi<text:span text:style-name="T31">ky</text:span> signal: Fire magic, attack magic, burn effect.</text:p>
          <text:list>
            <text:list-item>
              <text:p text:style-name="P18">Incarnadine: 1.5x damage to one enemy</text:p>
            </text:list-item>
            <text:list-item>
              <text:p text:style-name="P20"><text:span text:style-name="T8">Fulminate</text:span>: fire damage &amp; sharp interference <text:span text:style-name="T11">to one enemy.</text:span></text:p>
            </text:list-item>
          </text:list>
        </text:list-item>
        <text:list-item>
          <text:p text:style-name="P16">Cr<text:span text:style-name="T5">ispy signal: Ice magic, stop, freeze.</text:span></text:p>
          <text:list>
            <text:list-item>
              <text:p text:style-name="P19">Dulcify: Lag interference for one enemy.</text:p>
            </text:list-item>
            <text:list-item>
              <text:p text:style-name="P21">Bestrew: 2x damage to one <text:span text:style-name="T12">enemy.</text:span></text:p>
            </text:list-item>
          </text:list>
        </text:list-item>
        <text:list-item>
          <text:p text:style-name="P22">Fluent signal: Water magic, boosts.</text:p>
          <text:list>
            <text:list-item>
              <text:p text:style-name="P21">Brume: parasite interference for <text:span text:style-name="T9">one enemy.</text:span></text:p>
            </text:list-item>
            <text:list-item>
              <text:p text:style-name="P23">Flaxen song: pointy interference for one ally.</text:p>
            </text:list-item>
          </text:list>
        </text:list-item>
        <text:list-item>
          <text:p text:style-name="P22">Charged signal: Electric magic, speed, stop.</text:p>
          <text:list>
            <text:list-item>
              <text:p text:style-name="P23">Gyre wave: dense interference for one ally.</text:p>
            </text:list-item>
            <text:list-item>
              <text:p text:style-name="P24">Illude: once per battle, <text:span text:style-name="T13">50% chance of miss to one enemy.</text:span></text:p>
            </text:list-item>
          </text:list>
        </text:list-item>
        <text:list-item>
          <text:p text:style-name="P22">Ancient signal: <text:span text:style-name="T6">Ancient arts.</text:span></text:p>
          <text:list>
            <text:list-item>
              <text:p text:style-name="P25">Summon: random damage to one enemy. May be 0.5x or 2.5x</text:p>
            </text:list-item>
            <text:list-item>
              <text:p text:style-name="P25">Reversed song: 25% HP damage to one enemy.</text:p>
            </text:list-item>
          </text:list>
        </text:list-item>
        <text:list-item>
          <text:p text:style-name="P22">Dubious signal: <text:span text:style-name="T6">Dark arts.</text:span></text:p>
          <text:list>
            <text:list-item>
              <text:p text:style-name="P26">Limming death: <text:span text:style-name="T13">50% chance of instant kill to one enemy.</text:span></text:p>
            </text:list-item>
            <text:list-item>
              <text:p text:style-name="P27">Translate: 25% chance of getting a random message and healing an ally.</text:p>
            </text:list-item>
          </text:list>
        </text:list-item>
        <text:list-item>
          <text:p text:style-name="P28">Horrid signal: Instant death for user.</text:p>
          <text:list>
            <text:list-item>
              <text:p text:style-name="P25">Inly ire: <text:span text:style-name="T14">convergent interference to one ally.</text:span></text:p>
            </text:list-item>
            <text:list-item>
              <text:p text:style-name="P27">Mephitic: 3x damage to one enemy, 20% health loss for the user.</text:p>
            </text:list-item>
          </text:list>
        </text:list-item>
      </text:list>
      <text:p text:style-name="P12"><text:soft-page-break/></text:p>
      <text:p text:style-name="P13">MIXING SIGNALS: <text:span text:style-name="T15">Synth signals</text:span></text:p>
      <text:list xml:id="list3454618740861330844" text:style-name="L2">
        <text:list-item>
          <text:p text:style-name="P29">Clean + Spicy -&gt; Dissolute <text:span text:style-name="T2">wave: </text:span><text:span text:style-name="T3">50% damage for one enemy, pass the current of the user interference to all enemies.</text:span></text:p>
        </text:list-item>
        <text:list-item>
          <text:p text:style-name="P30">Clean + Crispy -&gt; <text:span text:style-name="T16">Render flesh: Uses one random item in all allies.</text:span></text:p>
        </text:list-item>
        <text:list-item>
          <text:p text:style-name="P29">Crispy + Spicy -&gt; Explosive poesy: <text:span text:style-name="T17">x.05 damage &amp; ondulating interference to one enemy.</text:span></text:p>
        </text:list-item>
        <text:list-item>
          <text:p text:style-name="P29">Fluent + Dubious -&gt; Moody liquid: <text:span text:style-name="T17">Random interferences to all enemies.</text:span></text:p>
        </text:list-item>
        <text:list-item>
          <text:p text:style-name="P29">Fluent + Charged -&gt; Teluric vibe: <text:span text:style-name="T18">1.5x damage to all enemies or 25% recovery to all allies.</text:span></text:p>
        </text:list-item>
        <text:list-item>
          <text:p text:style-name="P29">Charged + Horrid -&gt; Philipic kiss: <text:span text:style-name="T18">2x damage but sharp interference to all allies.</text:span></text:p>
        </text:list-item>
        <text:list-item>
          <text:p text:style-name="P29">// <text:span text:style-name="T35">no </text:span>Horrid + Ancient -&gt; ???</text:p>
        </text:list-item>
        <text:list-item>
          <text:p text:style-name="P31">Ancient + Dubious -&gt; Archaic scribe: <text:span text:style-name="T4">50</text:span><text:span text:style-name="T18">% jamming interface to all allies, 50% convergent interface to all allies + 10% health recoveryto all allies.</text:span></text:p>
        </text:list-item>
        <text:list-item>
          <text:p text:style-name="P32">No signal + No signal -&gt; White noise: <text:span text:style-name="T18">9% chance of static interference to all allies, 90% chance of 1.5x damage to one enemy, 1 % chance of instant death to allies.</text:span></text:p>
        </text:list-item>
      </text:list>
      <text:p text:style-name="P14"/>
      <text:p text:style-name="P14">clean ya</text:p>
      <text:p text:style-name="P14">crispy ya</text:p>
      <text:p text:style-name="P14">spicy ya</text:p>
      <text:p text:style-name="P14">fluent ya</text:p>
      <text:p text:style-name="P14">charged ya</text:p>
      <text:p text:style-name="P14">horrid ya</text:p>
      <text:p text:style-name="P15">ancient ya</text:p>
      <text:p text:style-name="P15">dubious ya</text:p>
      <text:p text:style-name="P2"/>
      <text:p text:style-name="P2">INTERFERENCE.</text:p>
      <text:p text:style-name="P2">1.1 what: A signal in the background, the status effects of the game, good, bad, random.</text:p>
      <text:p text:style-name="P2">1.2. Types:</text:p>
      <text:list xml:id="list6283851196473909208" text:style-name="L3">
        <text:list-item>
          <text:p text:style-name="P33">Parasite interference: Sucks HP.</text:p>
        </text:list-item>
        <text:list-item>
          <text:p text:style-name="P34">Lag interference: Sometimes wont attack.</text:p>
        </text:list-item>
        <text:list-item>
          <text:p text:style-name="P34">Pointy interference: Boost attack.</text:p>
        </text:list-item>
        <text:list-item>
          <text:p text:style-name="P34">Dense interference: Boost defense.</text:p>
        </text:list-item>
        <text:list-item>
          <text:p text:style-name="P35">Jamming interference: sleep, wont attack in n turns.</text:p>
        </text:list-item>
        <text:list-item>
          <text:p text:style-name="P35">Static interference: wont get interference of any type in n turns.</text:p>
        </text:list-item>
        <text:list-item>
          <text:p text:style-name="P36">Sharp interference: loss HP per turn, all battle.</text:p>
        </text:list-item>
        <text:list-item>
          <text:p text:style-name="P37">Convergent interference: mirrors all signals.</text:p>
        </text:list-item>
        <text:list-item>
          <text:p text:style-name="P38">Ondulating interference: Might hurt itself or companions.</text:p>
        </text:list-item>
      </text:list>
      <text:p text:style-name="P3"/>
      <text:p text:style-name="P1"><text:soft-page-break/></text:p>
      <text:p text:style-name="P7">INSTRUMENTS</text:p>
      <text:p text:style-name="P1">You use your SIGNAL thru your instrument. Theres two ways:</text:p>
      <text:list xml:id="list4309323062197853698" text:style-name="L4">
        <text:list-item>
          <text:p text:style-name="P39">You can use your INSTRUMENT in just attack mode. </text:p>
        </text:list-item>
        <text:list-item>
          <text:p text:style-name="P39">You can use your INSTRUMENT in ??? mode, you use your signal type and strength to hurt the enemy.</text:p>
        </text:list-item>
      </text:list>
      <text:p text:style-name="P6">Every CHARACTER has its own INSTRUMENT.</text:p>
      <text:p text:style-name="P1"/>
      <text:p text:style-name="P6">CHARACTER<text:span text:style-name="T21">s</text:span></text:p>
      <text:list xml:id="list8454206350138351541" text:style-name="L5">
        <text:list-item>
          <text:p text:style-name="P40"><text:span text:style-name="T25">Nordmend</text:span> -&gt; 'nord <text:span text:style-name="T26">mend</text:span>'</text:p>
          <text:list>
            <text:list-item>
              <text:p text:style-name="P41">Instrument: Znharp. A 'm<text:span text:style-name="T23">echanic</text:span> harp-gun'.</text:p>
            </text:list-item>
            <text:list-item>
              <text:p text:style-name="P41">Gameplay: <text:span text:style-name="T24">Regular at everything.</text:span></text:p>
            </text:list-item>
            <text:list-item>
              <text:p text:style-name="P41">Personality: Silent, serious, robotic.</text:p>
            </text:list-item>
            <text:list-item>
              <text:p text:style-name="P43">Design: Mechanical, secretive, either a helmet or a robe on, skinny, leather boots. Orange and <text:span text:style-name="T27">bright green boots, white skin.</text:span></text:p>
            </text:list-item>
            <text:list-item>
              <text:p text:style-name="P44">Music: Ethereal.</text:p>
            </text:list-item>
            <text:list-item>
              <text:p text:style-name="P45">Best signal: fluent signal.</text:p>
            </text:list-item>
            <text:list-item>
              <text:p text:style-name="P51">Overdrive -&gt; Lulaby wave : Heals 50% health to all, grants static interference.</text:p>
            </text:list-item>
          </text:list>
        </text:list-item>
        <text:list-item>
          <text:p text:style-name="P41">Drandurl -<text:span text:style-name="T22">&gt; 'dran dur ol' - male</text:span></text:p>
          <text:list>
            <text:list-item>
              <text:p text:style-name="P41">Instrument: Ghitara. A 'weird hollow-<text:span text:style-name="T23">bdsm looking</text:span> guitar-cannon'.</text:p>
            </text:list-item>
            <text:list-item>
              <text:p text:style-name="P41">Gameplay: <text:span text:style-name="T24">Great signal, good defense, bad attack.</text:span></text:p>
            </text:list-item>
            <text:list-item>
              <text:p text:style-name="P46">Personality: bad-ass, aggresive, cranky.</text:p>
            </text:list-item>
            <text:list-item>
              <text:p text:style-name="P44">Design: Leather, huge, chonky, strong, all leather, a cape, blue skin, a hat.</text:p>
            </text:list-item>
            <text:list-item>
              <text:p text:style-name="P44">Music: Metal.</text:p>
            </text:list-item>
            <text:list-item>
              <text:p text:style-name="P45">Best signal: Crispy signal.</text:p>
            </text:list-item>
            <text:list-item>
              <text:p text:style-name="P51">Overdrive -&gt; Soul dredging: Deals x2 damage to all enemies and inflicts 'ondulating interference' to all.</text:p>
            </text:list-item>
          </text:list>
        </text:list-item>
        <text:list-item>
          <text:p text:style-name="P47">Tsydysma -&gt; 'tsi dis ma' - <text:span text:style-name="T23">female</text:span></text:p>
          <text:list>
            <text:list-item>
              <text:p text:style-name="P47">Instrument: A 'fleshy synth-sword'.</text:p>
            </text:list-item>
            <text:list-item>
              <text:p text:style-name="P46">Gameplay: <text:span text:style-name="T24">Great attack, good signal, bad defense.</text:span></text:p>
            </text:list-item>
            <text:list-item>
              <text:p text:style-name="P48">Personality: <text:span text:style-name="T24">Tomboyish, bad-ass.</text:span></text:p>
            </text:list-item>
            <text:list-item>
              <text:p text:style-name="P49">Design: mechanical hand, sharp helmet, militar boots.</text:p>
            </text:list-item>
            <text:list-item>
              <text:p text:style-name="P49">Music: Garage rock.</text:p>
            </text:list-item>
            <text:list-item>
              <text:p text:style-name="P45">Best signal: Charged signal.</text:p>
            </text:list-item>
            <text:list-item>
              <text:p text:style-name="P51">Overdrive -&gt; Cacophony: 2x damage to one enemy, pointy and dense interference to all.</text:p>
            </text:list-item>
          </text:list>
        </text:list-item>
        <text:list-item>
          <text:p text:style-name="P42">Znoroma<text:span text:style-name="T30">h</text:span> -<text:span text:style-name="T22">&gt; 'itso nor ma' – idk</text:span></text:p>
          <text:list>
            <text:list-item>
              <text:p text:style-name="P43">Instrument: 'Instruments of doom', biomechanical drums.</text:p>
            </text:list-item>
            <text:list-item>
              <text:p text:style-name="P43">Gameplay: Great Defense, good attack, bad signal.</text:p>
            </text:list-item>
            <text:list-item>
              <text:p text:style-name="P43">Personality: <text:span text:style-name="T28">the funny guy</text:span></text:p>
            </text:list-item>
            <text:list-item>
              <text:p text:style-name="P49">Design: a mutated skeleton, wearing a robe, sharp shoes.</text:p>
            </text:list-item>
            <text:list-item>
              <text:p text:style-name="P49">Music: Experimental</text:p>
            </text:list-item>
            <text:list-item>
              <text:p text:style-name="P45">Best signal: Ancient signal.</text:p>
            </text:list-item>
            <text:list-item>
              <text:p text:style-name="P51">Overdrive -&gt; <text:span text:style-name="T36">Primordial pedicle: revives all party / healths all party</text:span></text:p>
            </text:list-item>
          </text:list>
        </text:list-item>
      </text:list>
      <text:p text:style-name="P4"><text:span text:style-name="T29">Enemy</text:span>:</text:p>
      <text:list xml:id="list125310898999337" text:continue-numbering="true" text:style-name="L5">
        <text:list-item>
          <text:p text:style-name="P50"><text:span text:style-name="T29">Telefugnir</text:span> -&gt; '<text:span text:style-name="T29">Tele fu ñir'</text:span> – nonbinary, idk, wtf???</text:p>
          <text:list>
            <text:list-item>
              <text:p text:style-name="P50"><text:soft-page-break/>Instrument: </text:p>
            </text:list-item>
          </text:list>
        </text:list-item>
      </text:list>
      <text:p text:style-name="P60"/>
      <text:p text:style-name="P71"><text:span text:style-name="T40">1. </text:span>SIGNAL SYSTEM DEFINITION</text:p>
      <text:p text:style-name="P62">Every player has its own signal generator, which decides de type of singal it has at the start of a battle. </text:p>
      <text:p text:style-name="P62"/>
      <text:p text:style-name="P62">Every player can have up to 3 signals, the combinations can be: </text:p>
      <text:list xml:id="list6365745207102194720" text:style-name="L7">
        <text:list-item>
          <text:p text:style-name="P63">one signal: normal vs 1 attacks of the signal type.</text:p>
        </text:list-item>
        <text:list-item>
          <text:p text:style-name="P63">Two signals of the same type: normal vs all attack <text:span text:style-name="T33">enemies</text:span> of the signal type.</text:p>
        </text:list-item>
        <text:list-item>
          <text:p text:style-name="P64">Three signals of the same type: Character can OVERDRIVE / use its ultimate attack. Loses all signal for 1 turn. Goes back to 2 signal next turn.</text:p>
        </text:list-item>
      </text:list>
      <text:p text:style-name="P60"/>
      <text:p text:style-name="P68"><text:span text:style-name="T40"><text:tab/>1.1 </text:span>Signal combinations.</text:p>
      <text:p text:style-name="P68"><text:span text:style-name="T34"><text:tab/>Destructive combinations: If u get these signals together they both dissapear</text:span></text:p>
      <text:list xml:id="list578760892465877976" text:style-name="L8">
        <text:list-item>
          <text:p text:style-name="P69"><text:span text:style-name="T34">Spiky + Fluent</text:span></text:p>
        </text:list-item>
        <text:list-item>
          <text:p text:style-name="P69"><text:span text:style-name="T34">Crispy + Charged</text:span></text:p>
        </text:list-item>
        <text:list-item>
          <text:p text:style-name="P69"><text:span text:style-name="T34">Ancient + Dubious</text:span></text:p>
        </text:list-item>
        <text:list-item>
          <text:p text:style-name="P69"><text:span text:style-name="T34">Clean + Horrid.</text:span></text:p>
        </text:list-item>
      </text:list>
      <text:p text:style-name="P70"><text:span text:style-name="T34"/></text:p>
      <text:p text:style-name="P72"><text:tab/>1.2 Signal Volume.</text:p>
      <text:p text:style-name="P66"><text:tab/>The volume of the generator's signal has volume, having 2 signals of the <text:tab/>generator's signal means level 2 volume, which enhances x.<text:span text:style-name="T38">25</text:span> damage dealt by <text:tab/>playing and improves accuracy.</text:p>
      <text:p text:style-name="P66"/>
      <text:p text:style-name="P73"><text:tab/><text:span text:style-name="T41">1.3 Signal Field.</text:span></text:p>
      <text:p text:style-name="P8"><text:tab/><text:span text:style-name="T41">In every battle a signal field is generated with one random signal. Every n turns a new random signal is generated in the field. Interference can be generated as well, which can cause interference to a character if a signal is downloaded.</text:span></text:p>
      <text:p text:style-name="P8"/>
      <text:p text:style-name="P8"/>
      <text:p text:style-name="P52">BATTLE COMMAND<text:span text:style-name="T19">s</text:span></text:p>
      <text:list xml:id="list4815721433364044400" text:style-name="L6">
        <text:list-item>
          <text:p text:style-name="P56">Play: Use INSTRUMENT to hurt an enemy.</text:p>
        </text:list-item>
        <text:list-item>
          <text:p text:style-name="P57">Stream: Use this users current signal to summon "magic attacks".</text:p>
        </text:list-item>
        <text:list-item>
          <text:p text:style-name="P57">Download: Grabs a signal from the "signal field" for the user to use it.</text:p>
        </text:list-item>
        <text:list-item>
          <text:p text:style-name="P57"><text:span text:style-name="T20">Materialize</text:span>:</text:p>
          <text:list>
            <text:list-item>
              <text:p text:style-name="P58">Sublimate: Use an item.</text:p>
            </text:list-item>
            <text:list-item>
              <text:p text:style-name="P58">Solidify: Creates an item consuming the signal field.</text:p>
            </text:list-item>
          </text:list>
        </text:list-item>
        <text:list-item>
          <text:p text:style-name="P59">Flush: Escape.</text:p>
        </text:list-item>
      </text:list>
      <text:p text:style-name="P8"/>
      <text:p text:style-name="P8">PLAY</text:p>
      <text:p text:style-name="P61">Uses the instrument to hurt an enemy, doesn't use signal, but the signal <text:span text:style-name="T37">volume can enhance the damage.</text:span></text:p>
      <text:p text:style-name="P61"/>
      <text:p text:style-name="P61">STREAM</text:p>
      <text:p text:style-name="P61">Uses the signal to summon magic attacks. <text:span text:style-name="T39">Streaming won't consume signal unless you OVERDRIVE.</text:span></text:p>
      <text:p text:style-name="P61"/>
      <text:p text:style-name="P67">DOWNLOAD</text:p>
      <text:p text:style-name="P67"><text:soft-page-break/>Allows you to select one signal from the 'signal field' and download it to the instrument.</text:p>
      <text:p text:style-name="P67"/>
      <text:p text:style-name="P67">SUBLIMATION</text:p>
      <text:p text:style-name="P67">Consume an item.</text:p>
      <text:p text:style-name="P67"/>
      <text:p text:style-name="P67">DEPOSITION</text:p>
      <text:p text:style-name="P67">Converts a signal to an item. It can be a signal from an instrument or from the 'signal field'.</text:p>
      <text:p text:style-name="P5"/>
      <text:p text:style-name="P54">SWITCH</text:p>
      <text:p text:style-name="P54">Allows the character to gift one of its signal<text:span text:style-name="T42">s</text:span> (except its generator signal) to one ally (can cause interference).</text:p>
      <text:p text:style-name="P5"/>
      <text:p text:style-name="P55">ESCAPE</text:p>
      <text:p text:style-name="P55">Exits the batt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ld Computer Manual Monospaced" svg:font-family="'Old Computer Manual Monospaced'" style:font-pitch="fixed"/>
    <style:font-face style:name="Crimson Text" svg:font-family="'Crimson Text'" style:font-pitch="variable"/>
    <style:font-face style:name="Foulis Greek" svg:font-family="'Foulis Greek'" style:font-pitch="variable"/>
    <style:font-face style:name="Neo Euler" svg:font-family="'Neo Euler'" style:font-pitch="variable"/>
    <style:font-face style:name="Theano Old Style" svg:font-family="'Theano Old Sty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5:11:38.527071132</meta:creation-date>
    <dc:date>2020-07-20T12:53:09.203146573</dc:date>
    <meta:editing-duration>P1DT4H42M45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5" meta:paragraph-count="143" meta:word-count="1189" meta:character-count="6756" meta:non-whitespace-character-count="5789"/>
  </office:meta>
</office:document-meta>
</file>